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1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11.218cm"/>
    </style:style>
    <style:style style:name="Table1.A1" style:family="table-cell">
      <style:table-cell-properties style:writing-mode="page"/>
    </style:style>
    <style:style style:name="Table1.A17" style:family="table-cell">
      <style:table-cell-properties fo:padding="0cm" fo:border="none" style:writing-mode="page"/>
    </style:style>
    <style:style style:name="P1" style:family="paragraph" style:parent-style-name="Heading_20_1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4pt" fo:letter-spacing="normal" fo:font-style="normal" fo:font-weight="normal" officeooo:paragraph-rsid="0008f8c7" style:font-size-asian="24pt" style:font-size-complex="24pt"/>
    </style:style>
    <style:style style:name="P2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/>
    </style:style>
    <style:style style:name="P3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0d43c1"/>
    </style:style>
    <style:style style:name="P4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1600dd"/>
    </style:style>
    <style:style style:name="P5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16e845"/>
    </style:style>
    <style:style style:name="P6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1b9eb9"/>
    </style:style>
    <style:style style:name="P7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1c9c64"/>
    </style:style>
    <style:style style:name="P8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10ccc1" style:font-weight-asian="bold" style:font-weight-complex="bold" loext:padding="0cm" loext:border="none"/>
    </style:style>
    <style:style style:name="P9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paragraph-rsid="001c9c64" style:font-weight-asian="normal" style:font-weight-complex="normal"/>
    </style:style>
    <style:style style:name="P10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rsid="001eab7d" officeooo:paragraph-rsid="001eab7d" style:font-weight-asian="normal" style:font-weight-complex="normal"/>
    </style:style>
    <style:style style:name="P1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 officeooo:paragraph-rsid="000c0a89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 officeooo:paragraph-rsid="000d43c1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paragraph-rsid="0010ccc1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paragraph-rsid="001600dd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paragraph-rsid="0016e845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bold" officeooo:paragraph-rsid="001600dd" style:font-weight-asian="bold" style:font-weight-complex="bold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bold" officeooo:rsid="0016e845" officeooo:paragraph-rsid="0016e845" style:font-weight-asian="bold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officeooo:paragraph-rsid="001600dd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bold" officeooo:paragraph-rsid="0010ccc1" style:font-weight-asian="bold" style:font-weight-complex="bold" loext:padding="0cm" loext:border="none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bold" officeooo:rsid="001600dd" officeooo:paragraph-rsid="001600dd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0d43c1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b9eb9"/>
    </style:style>
    <style:style style:name="P2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9c64"/>
    </style:style>
    <style:style style:name="P2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deb35"/>
    </style:style>
    <style:style style:name="P2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eab7d"/>
    </style:style>
    <style:style style:name="P3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weight="normal" officeooo:rsid="001b9eb9" officeooo:paragraph-rsid="001b9eb9" style:font-weight-asian="normal" style:font-weight-complex="normal"/>
    </style:style>
    <style:style style:name="P3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weight="normal" officeooo:paragraph-rsid="001c9c64" style:font-weight-asian="normal" style:font-weight-complex="normal"/>
    </style:style>
    <style:style style:name="P3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weight="normal" officeooo:rsid="001eab7d" officeooo:paragraph-rsid="001eab7d" style:font-weight-asian="normal" style:font-weight-complex="normal"/>
    </style:style>
    <style:style style:name="P3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weight="bold" officeooo:rsid="001b9eb9" officeooo:paragraph-rsid="001b9eb9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 officeooo:rsid="00185042" officeooo:paragraph-rsid="00185042" style:font-weight-asian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 officeooo:rsid="00185042" officeooo:paragraph-rsid="0019208d" style:font-weight-asian="normal" style:font-weight-complex="normal"/>
    </style:style>
    <style:style style:name="P36" style:family="paragraph" style:parent-style-name="Heading_20_2">
      <style:text-properties fo:font-variant="normal" fo:text-transform="none" fo:color="#610b38" loext:opacity="100%" style:font-name="erdana" fo:font-size="18.75pt" fo:letter-spacing="normal" fo:font-style="normal" fo:font-weight="normal"/>
    </style:style>
    <style:style style:name="P37" style:family="paragraph" style:parent-style-name="Heading_20_2">
      <style:text-properties fo:font-variant="normal" fo:text-transform="none" fo:color="#610b38" loext:opacity="100%" style:font-name="erdana" fo:font-size="18.75pt" fo:letter-spacing="normal" fo:font-style="normal" fo:font-weight="normal" officeooo:paragraph-rsid="000c0a89"/>
    </style:style>
    <style:style style:name="P38" style:family="paragraph" style:parent-style-name="Standard">
      <style:text-properties officeooo:paragraph-rsid="000c0a89"/>
    </style:style>
    <style:style style:name="P39" style:family="paragraph" style:parent-style-name="Standard">
      <style:text-properties fo:font-weight="bold" officeooo:rsid="000c0a89" officeooo:paragraph-rsid="000c0a89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inter-regular" fo:font-size="12pt"/>
    </style:style>
    <style:style style:name="P41" style:family="paragraph" style:parent-style-name="Table_20_Contents">
      <style:paragraph-properties fo:text-align="justify" style:justify-single-word="false"/>
      <style:text-properties style:font-name="inter-regular" fo:font-size="12pt" officeooo:paragraph-rsid="0008f8c7"/>
    </style:style>
    <style:style style:name="P42" style:family="paragraph" style:parent-style-name="Table_20_Contents">
      <style:paragraph-properties fo:text-align="justify" style:justify-single-word="false"/>
      <style:text-properties style:font-name="inter-regular" fo:font-size="12pt" officeooo:paragraph-rsid="000a3e2b"/>
    </style:style>
    <style:style style:name="P43" style:family="paragraph" style:parent-style-name="Table_20_Contents">
      <style:paragraph-properties fo:text-align="justify" style:justify-single-word="false"/>
      <style:text-properties style:font-name="inter-regular" fo:font-size="12pt" officeooo:rsid="0008f8c7" officeooo:paragraph-rsid="0008f8c7"/>
    </style:style>
    <style:style style:name="P44" style:family="paragraph" style:parent-style-name="Table_20_Contents">
      <style:paragraph-properties fo:text-align="justify" style:justify-single-word="false"/>
      <style:text-properties style:font-name="inter-regular" fo:font-size="12pt" fo:font-weight="bold" officeooo:rsid="0008f8c7" officeooo:paragraph-rsid="0008f8c7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inter-regular" fo:font-size="12pt" fo:font-weight="bold" officeooo:rsid="0008f8c7" officeooo:paragraph-rsid="0008f8c7" style:font-weight-asian="bold" style:font-weight-complex="bold"/>
    </style:style>
    <style:style style:name="P46" style:family="paragraph" style:parent-style-name="Heading_20_1" style:list-style-name="L1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47" style:family="paragraph" style:parent-style-name="Heading_20_1" style:list-style-name="L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 officeooo:paragraph-rsid="0010ccc1"/>
    </style:style>
    <style:style style:name="P48" style:family="paragraph" style:parent-style-name="Heading_20_1" style:list-style-name="L4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 officeooo:paragraph-rsid="0016e845"/>
    </style:style>
    <style:style style:name="P49" style:family="paragraph" style:parent-style-name="Heading_20_1" style:list-style-name="L9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 officeooo:paragraph-rsid="001c9c64" style:font-weight-asian="normal" style:font-weight-complex="normal"/>
    </style:style>
    <style:style style:name="P50" style:family="paragraph" style:parent-style-name="Heading_20_1" style:list-style-name="L8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51" style:family="paragraph" style:parent-style-name="Heading_20_2" style:list-style-name="L2">
      <style:text-properties officeooo:paragraph-rsid="000c0a89"/>
    </style:style>
    <style:style style:name="P52" style:family="paragraph" style:parent-style-name="Heading_20_2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10b38" loext:opacity="100%" style:font-name="erdana" fo:font-size="18.75pt" fo:letter-spacing="normal" fo:font-style="normal" fo:font-weight="normal"/>
    </style:style>
    <style:style style:name="P53" style:family="paragraph" style:parent-style-name="Heading_20_2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10b38" loext:opacity="100%" style:font-name="erdana" fo:font-size="18.75pt" fo:letter-spacing="normal" fo:font-style="normal" fo:font-weight="normal" officeooo:rsid="00185042" officeooo:paragraph-rsid="00185042"/>
    </style:style>
    <style:style style:name="P54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rsid="001eab7d" officeooo:paragraph-rsid="001eab7d" style:font-weight-asian="normal" style:font-weight-complex="normal"/>
    </style:style>
    <style:style style:name="P55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rsid="001eab7d" officeooo:paragraph-rsid="0020364d" style:font-weight-asian="normal" style:font-weight-complex="normal"/>
    </style:style>
    <style:style style:name="P56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rsid="001eab7d" officeooo:paragraph-rsid="00211d14" style:font-weight-asian="normal" style:font-weight-complex="normal"/>
    </style:style>
    <style:style style:name="P57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rsid="001eab7d" officeooo:paragraph-rsid="002415e8" style:font-weight-asian="normal" style:font-weight-complex="normal"/>
    </style:style>
    <style:style style:name="P58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8.75pt" fo:letter-spacing="normal" fo:font-style="normal" fo:font-weight="normal" officeooo:rsid="001eab7d" officeooo:paragraph-rsid="00225bf4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ans-serif" fo:font-size="11.25pt" fo:letter-spacing="normal" fo:font-style="normal" fo:font-weight="bold" officeooo:paragraph-rsid="001600dd" style:font-weight-asian="bold" style:font-weight-complex="bold"/>
    </style:style>
    <style:style style:name="P6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ans-serif" fo:font-size="11.25pt" fo:letter-spacing="normal" fo:font-style="normal" fo:font-weight="bold" officeooo:paragraph-rsid="001eab7d" style:font-weight-asian="bold" style:font-weight-complex="bold"/>
    </style:style>
    <style:style style:name="P6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bold" officeooo:paragraph-rsid="001c9c64" style:font-weight-asian="bold" style:font-weight-complex="bold"/>
    </style:style>
    <style:style style:name="P6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bold" officeooo:paragraph-rsid="001c9c64" style:font-weight-asian="bold" style:font-weight-complex="bold"/>
    </style:style>
    <style:style style:name="P6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erdana" fo:font-size="12pt" fo:letter-spacing="normal" fo:font-style="normal" fo:font-weight="normal" officeooo:rsid="001eab7d" officeooo:paragraph-rsid="0020364d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erdana" fo:font-size="12pt" fo:letter-spacing="normal" fo:font-style="normal" fo:font-weight="normal" officeooo:rsid="001eab7d" officeooo:paragraph-rsid="00211d14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erdana" fo:font-size="12pt" fo:letter-spacing="normal" fo:font-style="normal" fo:font-weight="normal" officeooo:rsid="001eab7d" officeooo:paragraph-rsid="00225bf4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erdana" fo:font-size="12pt" fo:letter-spacing="normal" fo:font-style="normal" fo:font-weight="normal" officeooo:rsid="001eab7d" officeooo:paragraph-rsid="00259663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erdana" fo:font-size="12pt" fo:letter-spacing="normal" fo:font-style="normal" fo:font-weight="normal" officeooo:rsid="001eab7d" officeooo:paragraph-rsid="0020364d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erdana" fo:font-size="12pt" fo:letter-spacing="normal" fo:font-style="normal" fo:font-weight="normal" officeooo:rsid="002728fa" officeooo:paragraph-rsid="002728fa" style:font-size-asian="12pt" style:font-weight-asian="normal" style:font-size-complex="12pt" style:font-weight-complex="normal"/>
    </style:style>
    <style:style style:name="P69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P70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 officeooo:rsid="00185042" officeooo:paragraph-rsid="00185042"/>
    </style:style>
    <style:style style:name="P71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 officeooo:rsid="00185042" officeooo:paragraph-rsid="00185042" style:font-weight-asian="normal" style:font-weight-complex="normal"/>
    </style:style>
    <style:style style:name="P72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normal" officeooo:rsid="00185042" officeooo:paragraph-rsid="0019208d" style:font-weight-asian="normal" style:font-weight-complex="normal"/>
    </style:style>
    <style:style style:name="P73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bold" officeooo:rsid="00185042" officeooo:paragraph-rsid="00185042" style:font-weight-asian="bold" style:font-weight-complex="bold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2pt" fo:letter-spacing="normal" fo:font-style="normal" fo:font-weight="bold" officeooo:rsid="00185042" officeooo:paragraph-rsid="00185042" style:font-weight-asian="bold" style:font-weight-complex="bold"/>
    </style:style>
    <style:style style:name="P75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inter-regular" fo:font-size="12pt" fo:letter-spacing="normal" fo:font-style="normal" fo:font-weight="normal" officeooo:rsid="00185042" officeooo:paragraph-rsid="0019208d" style:font-weight-asian="normal" style:font-weight-complex="normal"/>
    </style:style>
    <style:style style:name="P76" style:family="paragraph" style:parent-style-name="Text_20_body" style:list-style-name="L7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77" style:family="paragraph" style:parent-style-name="Text_20_body" style:list-style-name="L8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/>
    </style:style>
    <style:style style:name="P78" style:family="paragraph" style:parent-style-name="Text_20_body" style:list-style-name="L6"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79" style:family="paragraph" style:parent-style-name="Text_20_body" style:list-style-name="L10">
      <style:paragraph-properties fo:text-align="justify" style:justify-single-word="false" fo:orphans="2" fo:widows="2"/>
      <style:text-properties officeooo:paragraph-rsid="0020364d"/>
    </style:style>
    <style:style style:name="T1" style:family="text">
      <style:text-properties officeooo:rsid="0008f8c7"/>
    </style:style>
    <style:style style:name="T2" style:family="text"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fo:letter-spacing="normal" fo:font-style="normal" fo:font-weight="normal" officeooo:rsid="0008f8c7"/>
    </style:style>
    <style:style style:name="T5" style:family="text">
      <style:text-properties fo:font-variant="normal" fo:text-transform="none" fo:color="#333333" loext:opacity="100%" style:font-name="inter-bold" fo:font-size="12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inter-bold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33" loext:opacity="100%" style:font-name="inter-bold" fo:font-size="12pt" fo:letter-spacing="normal" fo:font-style="normal" fo:font-weight="bold"/>
    </style:style>
    <style:style style:name="T8" style:family="text">
      <style:text-properties fo:font-variant="normal" fo:text-transform="none" fo:color="#333333" loext:opacity="100%" style:font-name="inter-bold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loext:opacity="100%" style:font-name="inter-bold" fo:font-size="12pt" fo:letter-spacing="normal" fo:font-style="normal" fo:font-weight="bold" officeooo:rsid="001deb35" style:font-weight-asian="bold" style:font-weight-complex="bold"/>
    </style:style>
    <style:style style:name="T10" style:family="text">
      <style:text-properties fo:font-variant="normal" fo:text-transform="none" fo:color="#333333" loext:opacity="100%" style:font-name="sans-serif" fo:font-size="11.2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loext:opacity="100%" style:font-name="sans-serif" fo:font-size="11.25pt" fo:letter-spacing="normal" fo:font-style="normal" fo:font-weight="bold" officeooo:rsid="001deb35" style:font-weight-asian="bold" style:font-weight-complex="bold"/>
    </style:style>
    <style:style style:name="T12" style:family="text">
      <style:text-properties fo:font-variant="normal" fo:text-transform="none" fo:color="#333333" loext:opacity="100%" style:font-name="Liberation Serif1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610b38" loext:opacity="100%" style:font-name="erdana" fo:font-size="18pt" fo:letter-spacing="normal" fo:font-style="normal" style:text-underline-style="none" fo:font-weight="normal" style:font-size-asian="18pt" style:font-size-complex="18pt"/>
    </style:style>
    <style:style style:name="T14" style:family="text">
      <style:text-properties fo:font-variant="normal" fo:text-transform="none" fo:color="#610b38" loext:opacity="100%" style:font-name="erdana" fo:font-size="18pt" fo:letter-spacing="normal" fo:font-style="normal" style:text-underline-style="none" fo:font-weight="normal" officeooo:rsid="000c0a89" style:font-size-asian="18pt" style:font-size-complex="18pt"/>
    </style:style>
    <style:style style:name="T15" style:family="text">
      <style:text-properties fo:font-variant="normal" fo:text-transform="none" fo:color="#610b38" loext:opacity="100%" style:font-name="erdana" fo:font-size="18.75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erdana" fo:font-size="12pt" fo:letter-spacing="normal" fo:font-style="normal" fo:font-weight="normal" officeooo:rsid="002728f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6699" loext:opacity="100%" style:font-name="inter-regular" fo:font-size="12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808080" loext:opacity="100%" style:font-name="inter-regular" fo:font-size="12pt" fo:letter-spacing="normal" fo:font-style="normal" fo:font-weight="normal" loext:padding="0cm" loext:border="none"/>
    </style:style>
    <style:style style:name="T20" style:family="text">
      <style:text-properties officeooo:rsid="0010ccc1"/>
    </style:style>
    <style:style style:name="T21" style:family="text">
      <style:text-properties loext:padding="0cm" loext:border="none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loext:padding="0cm" loext:border="none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officeooo:rsid="001600d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9208d" style:font-weight-asian="bold" style:font-weight-complex="bold"/>
    </style:style>
    <style:style style:name="T29" style:family="text">
      <style:text-properties fo:font-weight="bold" style:font-size-asian="12pt" style:font-weight-asian="bold" style:font-size-complex="12pt" style:font-weight-complex="bold"/>
    </style:style>
    <style:style style:name="T30" style:family="text">
      <style:text-properties fo:color="#006699" loext:opacity="100%" fo:font-weight="bold" loext:padding="0cm" loext:border="none"/>
    </style:style>
    <style:style style:name="T31" style:family="text">
      <style:text-properties style:font-name="inter-bold" fo:font-weight="bold" style:font-weight-asian="bold" style:font-weight-complex="bold"/>
    </style:style>
    <style:style style:name="T32" style:family="text">
      <style:text-properties officeooo:rsid="001a9cf5"/>
    </style:style>
    <style:style style:name="T33" style:family="text">
      <style:text-properties officeooo:rsid="001b9eb9"/>
    </style:style>
    <style:style style:name="T34" style:family="text">
      <style:text-properties style:font-name="Liberation Serif1"/>
    </style:style>
    <style:style style:name="T35" style:family="text">
      <style:text-properties officeooo:rsid="0020364d"/>
    </style:style>
    <style:style style:name="T36" style:family="text">
      <style:text-properties fo:color="#000000" loext:opacity="100%" fo:font-size="12pt"/>
    </style:style>
    <style:style style:name="T37" style:family="text">
      <style:text-properties fo:color="#000000" loext:opacity="100%" fo:font-size="12pt" style:font-size-asian="12pt" style:font-size-complex="12pt"/>
    </style:style>
    <style:style style:name="T38" style:family="text">
      <style:text-properties fo:color="#000000" loext:opacity="100%" fo:font-size="12pt" officeooo:rsid="0020364d" style:font-size-asian="12pt" style:font-size-complex="12pt"/>
    </style:style>
    <style:style style:name="T39" style:family="text">
      <style:text-properties fo:color="#000000" loext:opacity="100%" fo:font-size="12pt" officeooo:rsid="00211d14" style:font-size-asian="12pt" style:font-size-complex="12pt"/>
    </style:style>
    <style:style style:name="T40" style:family="text">
      <style:text-properties fo:color="#000000" loext:opacity="100%" fo:font-size="12pt" officeooo:rsid="002415e8" style:font-size-asian="12pt" style:font-size-complex="12pt"/>
    </style:style>
    <style:style style:name="T41" style:family="text">
      <style:text-properties fo:color="#000000" loext:opacity="100%" fo:font-size="12pt" officeooo:rsid="00211d14"/>
    </style:style>
    <style:style style:name="T42" style:family="text">
      <style:text-properties fo:color="#000000" loext:opacity="100%" fo:font-size="12pt" officeooo:rsid="00225bf4"/>
    </style:style>
    <style:style style:name="T43" style:family="text">
      <style:text-properties fo:color="#000000" loext:opacity="100%" style:text-line-through-style="solid" style:text-line-through-type="single" fo:font-size="12pt" style:font-size-asian="12pt" style:font-size-complex="12pt"/>
    </style:style>
    <style:style style:name="T44" style:family="text">
      <style:text-properties fo:color="#000000" loext:opacity="100%" style:text-line-through-style="solid" style:text-line-through-type="single" fo:font-size="12pt" officeooo:rsid="002415e8" style:font-size-asian="12pt" style:font-size-complex="12pt"/>
    </style:style>
    <style:style style:name="T45" style:family="text">
      <style:text-properties fo:color="#000000" loext:opacity="100%" style:text-line-through-style="none" style:text-line-through-type="none" fo:font-size="12pt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fo:font-size="12pt" officeooo:rsid="002415e8" style:font-size-asian="12pt" style:font-size-complex="12pt"/>
    </style:style>
    <style:style style:name="T47" style:family="text">
      <style:text-properties style:font-size-asian="12pt" style:font-size-complex="12pt"/>
    </style:style>
    <style:style style:name="T48" style:family="text">
      <style:text-properties officeooo:rsid="00211d14"/>
    </style:style>
    <style:style style:name="T49" style:family="text">
      <style:text-properties officeooo:rsid="00225bf4"/>
    </style:style>
    <style:style style:name="T50" style:family="text">
      <style:text-properties officeooo:rsid="00259663"/>
    </style:style>
    <style:style style:name="T51" style:family="text">
      <style:text-properties officeooo:rsid="002728fa"/>
    </style:style>
    <style:style style:name="T52" style:family="text">
      <style:text-properties style:text-line-through-style="none" style:text-line-through-type="none" officeooo:rsid="002728f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●">
        <style:list-level-properties text:space-before="-0.499cm" text:min-label-width="0.499cm"/>
        <style:text-properties style:font-name="OpenSymbol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QL Server Operator</text:h>
      <text:list xml:id="list3320508692" text:style-name="L1">
        <text:list-item>
          <text:h text:style-name="P46" text:outline-level="1">SQL Server Comparison Operator</text:h>
        </text:list-item>
      </text:list>
      <text:p text:style-name="P13">In SQL Server, the comparison operators are used to test for equality and inequality. These operators are used in the WHERE clause to determine which records to select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797376382320">
          <table:table-cell table:style-name="Table1.A1" office:value-type="string">
            <text:p text:style-name="P44">Index</text:p>
          </table:table-cell>
          <table:table-cell table:style-name="Table1.A1" office:value-type="string">
            <text:p text:style-name="P44">Comaprison Operator</text:p>
          </table:table-cell>
          <table:table-cell table:style-name="Table1.A1" office:value-type="string">
            <text:p text:style-name="P45">Description</text:p>
          </table:table-cell>
        </table:table-row>
        <table:table-row table:style-name="TableLine797376391568"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<text:span text:style-name="T3">It specifies equal symbol.</text:span> </text:p>
          </table:table-cell>
        </table:table-row>
        <table:table-row table:style-name="TableLine797376404080"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40">&lt; &gt;</text:p>
          </table:table-cell>
          <table:table-cell table:style-name="Table1.A1" office:value-type="string">
            <text:p text:style-name="P40"><text:span text:style-name="T3">It specifies not equal symbol.</text:span> </text:p>
          </table:table-cell>
        </table:table-row>
        <table:table-row table:style-name="TableLine797376392656">
          <table:table-cell table:style-name="Table1.A1" office:value-type="string">
            <text:p text:style-name="P43">3</text:p>
          </table:table-cell>
          <table:table-cell table:style-name="Table1.A1" office:value-type="string">
            <text:p text:style-name="P40">!<text:span text:style-name="T1">=</text:span></text:p>
          </table:table-cell>
          <table:table-cell table:style-name="Table1.A1" office:value-type="string">
            <text:p text:style-name="P40"><text:span text:style-name="T3">It specifies not equal symbol.</text:span> </text:p>
          </table:table-cell>
        </table:table-row>
        <table:table-row table:style-name="TableLine797376397280"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0">&gt;</text:p>
          </table:table-cell>
          <table:table-cell table:style-name="Table1.A1" office:value-type="string">
            <text:p text:style-name="P40"><text:span text:style-name="T3">It specifies greater than symbol.</text:span> </text:p>
          </table:table-cell>
        </table:table-row>
        <table:table-row table:style-name="TableLine797376401904"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40">&gt;<text:span text:style-name="T1">=</text:span></text:p>
          </table:table-cell>
          <table:table-cell table:style-name="Table1.A1" office:value-type="string">
            <text:p text:style-name="P40"><text:span text:style-name="T3">It specifies greater than or equal symbol.</text:span> </text:p>
          </table:table-cell>
        </table:table-row>
        <table:table-row table:style-name="TableLine797376397552">
          <table:table-cell table:style-name="Table1.A1" office:value-type="string">
            <text:p text:style-name="P43">6</text:p>
          </table:table-cell>
          <table:table-cell table:style-name="Table1.A1" office:value-type="string">
            <text:p text:style-name="P40">&lt;</text:p>
          </table:table-cell>
          <table:table-cell table:style-name="Table1.A1" office:value-type="string">
            <text:p text:style-name="P40">It specifies less than symbol. </text:p>
          </table:table-cell>
        </table:table-row>
        <table:table-row table:style-name="TableLine797376404352">
          <table:table-cell table:style-name="Table1.A1" office:value-type="string">
            <text:p text:style-name="P43">7</text:p>
          </table:table-cell>
          <table:table-cell table:style-name="Table1.A1" office:value-type="string">
            <text:p text:style-name="P42">&lt;<text:span text:style-name="T1">=</text:span></text:p>
          </table:table-cell>
          <table:table-cell table:style-name="Table1.A1" office:value-type="string">
            <text:p text:style-name="P41">specifies less than or equal symbol. </text:p>
          </table:table-cell>
        </table:table-row>
        <table:table-row table:style-name="TableLine797376397824">
          <table:table-cell table:style-name="Table1.A1" office:value-type="string">
            <text:p text:style-name="P43">8</text:p>
          </table:table-cell>
          <table:table-cell table:style-name="Table1.A1" office:value-type="string">
            <text:p text:style-name="P40">!&gt;</text:p>
          </table:table-cell>
          <table:table-cell table:style-name="Table1.A1" office:value-type="string">
            <text:p text:style-name="P40"><text:span text:style-name="T3">It specifies not greater than symbol.</text:span> </text:p>
          </table:table-cell>
        </table:table-row>
        <table:table-row table:style-name="TableLine797376388304">
          <table:table-cell table:style-name="Table1.A1" office:value-type="string">
            <text:p text:style-name="P43">9</text:p>
          </table:table-cell>
          <table:table-cell table:style-name="Table1.A1" office:value-type="string">
            <text:p text:style-name="P40">!&lt;</text:p>
          </table:table-cell>
          <table:table-cell table:style-name="Table1.A1" office:value-type="string">
            <text:p text:style-name="P40"><text:span text:style-name="T4">I</text:span><text:span text:style-name="T3">t specifies not less than symbol.</text:span> </text:p>
          </table:table-cell>
        </table:table-row>
        <table:table-row table:style-name="TableLine797376398096">
          <table:table-cell table:style-name="Table1.A1" office:value-type="string">
            <text:p text:style-name="P43">10</text:p>
          </table:table-cell>
          <table:table-cell table:style-name="Table1.A1" office:value-type="string">
            <text:p text:style-name="P43">IN ( )</text:p>
          </table:table-cell>
          <table:table-cell table:style-name="Table1.A1" office:value-type="string">
            <text:p text:style-name="P40"><text:span text:style-name="T3">It matches a value in a list.</text:span> </text:p>
          </table:table-cell>
        </table:table-row>
        <table:table-row table:style-name="TableLine797376398368">
          <table:table-cell table:style-name="Table1.A1" office:value-type="string">
            <text:p text:style-name="P43">11</text:p>
          </table:table-cell>
          <table:table-cell table:style-name="Table1.A1" office:value-type="string">
            <text:p text:style-name="P43">NOT</text:p>
          </table:table-cell>
          <table:table-cell table:style-name="Table1.A1" office:value-type="string">
            <text:p text:style-name="P40"><text:span text:style-name="T3">It is used to negate a condition.</text:span> </text:p>
          </table:table-cell>
        </table:table-row>
        <table:table-row table:style-name="TableLine797376415504">
          <table:table-cell table:style-name="Table1.A1" office:value-type="string">
            <text:p text:style-name="P43">12</text:p>
          </table:table-cell>
          <table:table-cell table:style-name="Table1.A1" office:value-type="string">
            <text:p text:style-name="P43">BETWEEN</text:p>
          </table:table-cell>
          <table:table-cell table:style-name="Table1.A1" office:value-type="string">
            <text:p text:style-name="P40"><text:span text:style-name="T3">It is used to specify within a range (inclusive) value.</text:span> </text:p>
          </table:table-cell>
        </table:table-row>
        <table:table-row table:style-name="TableLine797376415776">
          <table:table-cell table:style-name="Table1.A1" office:value-type="string">
            <text:p text:style-name="P43">13</text:p>
          </table:table-cell>
          <table:table-cell table:style-name="Table1.A1" office:value-type="string">
            <text:p text:style-name="P43">IS NULL</text:p>
          </table:table-cell>
          <table:table-cell table:style-name="Table1.A1" office:value-type="string">
            <text:p text:style-name="P40">It specifies null value.</text:p>
          </table:table-cell>
        </table:table-row>
        <table:table-row table:style-name="TableLine797376422032">
          <table:table-cell table:style-name="Table1.A1" office:value-type="string">
            <text:p text:style-name="P43">14</text:p>
          </table:table-cell>
          <table:table-cell table:style-name="Table1.A1" office:value-type="string">
            <text:p text:style-name="P43">IS NOT NULL</text:p>
          </table:table-cell>
          <table:table-cell table:style-name="Table1.A1" office:value-type="string">
            <text:p text:style-name="P41">It specifies non-null value. </text:p>
          </table:table-cell>
        </table:table-row>
        <table:table-row table:style-name="TableLine797376433456">
          <table:table-cell table:style-name="Table1.A1" office:value-type="string">
            <text:p text:style-name="P43">15</text:p>
          </table:table-cell>
          <table:table-cell table:style-name="Table1.A1" office:value-type="string">
            <text:p text:style-name="P43">LIKE</text:p>
          </table:table-cell>
          <table:table-cell table:style-name="Table1.A1" office:value-type="string">
            <text:p text:style-name="P40">It specifies pattern matching with % and _</text:p>
          </table:table-cell>
        </table:table-row>
        <table:table-row table:style-name="TableLine797376427744">
          <table:table-cell table:style-name="Table1.A17" office:value-type="string">
            <text:p text:style-name="P43">16</text:p>
          </table:table-cell>
          <table:table-cell table:style-name="Table1.A17" office:value-type="string">
            <text:p text:style-name="P43">EXISTS</text:p>
          </table:table-cell>
          <table:table-cell table:style-name="Table1.A17" office:value-type="string">
            <text:p text:style-name="P41">EXISTSIt specifies that the condition is met if subquery returns at least one row. </text:p>
          </table:table-cell>
        </table:table-row>
      </table:table>
      <text:list xml:id="list342826255" text:style-name="L2">
        <text:list-item>
          <text:list>
            <text:list-header>
              <text:h text:style-name="P51" text:outline-level="2"><text:span text:style-name="T14">*</text:span><text:span text:style-name="T13">Equality Operator </text:span></text:h>
            </text:list-header>
          </text:list>
        </text:list-item>
      </text:list>
      <text:p text:style-name="P12">In SQL Server database, Equality Operator "=" is used to test for equality in a query.</text:p>
      <text:p text:style-name="Standard">SELECT * <text:s/>FROM STUDENT4 WHERE name = 'Lily'; <text:s text:c="2"/></text:p>
      <text:p text:style-name="Standard"/>
      <text:h text:style-name="P36" text:outline-level="2">*Inequality Operator</text:h>
      <text:p text:style-name="P12">In SQL Server, inequality operators "&lt;&gt; or !=" are used to test for inequality in a query.</text:p>
      <text:p text:style-name="P38">SELECT * <text:s/>FROM STUDENT4 WHERE name &lt; &gt; 'Lily'; <text:s text:c="2"/></text:p>
      <text:p text:style-name="P39">OR</text:p>
      <text:p text:style-name="P38">SELECT * <text:s/>FROM STUDENT4 WHERE name != 'Lily'; <text:s text:c="2"/></text:p>
      <text:p text:style-name="P38"/>
      <text:h text:style-name="P37" text:outline-level="2">*Greater Than Operator</text:h>
      <text:p text:style-name="P14">Greater Than "&gt;" Operator is used to test for an expression that it is "greater than".</text:p>
      <text:p text:style-name="P25">SELECT * <text:s/>FROM STUDENT4 WHERE Salary &gt; 15000;</text:p>
      <text:h text:style-name="P3" text:outline-level="2"><text:soft-page-break/>*Greater Than or Equal Operator</text:h>
      <text:p text:style-name="P12">Greater Than or Equal "&gt;=" Operator is used to test for an expression that it is "greater than or equal to".</text:p>
      <text:p text:style-name="P25">SELECT * <text:s/>FROM STUDENT4 WHERE Salary &gt;= 15000;</text:p>
      <text:h text:style-name="P3" text:outline-level="2">*Less than Operator</text:h>
      <text:p text:style-name="P12">Less Than "&lt;" Operator is used to test for an expression that it is "less than" the other one.</text:p>
      <text:p text:style-name="P15">SELECT * <text:s/>FROM STUDENT4 WHERE Salary &lt; 20000;</text:p>
      <text:h text:style-name="P3" text:outline-level="2">*Less Than or Equal Operator</text:h>
      <text:p text:style-name="P12">Less Than or Equal "&lt;=" Operator is used to test for an expression that it is "less than or equal to" the other one.</text:p>
      <text:p text:style-name="P16">SELECT * <text:s/>FROM STUDENT4 WHERE Salary &lt;<text:span text:style-name="T20">= </text:span>20000;</text:p>
      <text:list xml:id="list4262116458" text:style-name="L3">
        <text:list-item>
          <text:h text:style-name="P47" text:outline-level="1">SQL Server IN ( ) Operators</text:h>
        </text:list-item>
      </text:list>
      <text:p text:style-name="P12">The SQL Server IN condition is used to avoid multiple OR conditions in a SELECT, INSERT, UPDATE, or DELETE statement.</text:p>
      <text:p text:style-name="P21"><text:span text:style-name="T21">Expression </text:span><text:span text:style-name="T23">IN </text:span><text:span text:style-name="T21">(value1, value2, ....value_n);</text:span></text:p>
      <text:p text:style-name="P59">Note: The SQL Server IN condition is also called the SQL Server IN operator</text:p>
      <text:h text:style-name="P8" text:outline-level="2">*IN Condition with string values</text:h>
      <text:p text:style-name="P12">An SQL Server SELECT statement that uses the IN condition to compare string values:</text:p>
      <text:p text:style-name="P22"><text:span text:style-name="T25">SELECT * <text:s/>FROM STUDENT4 <text:s/>WHERE Name IN ('Mahesh', 'Lily', 'Rahul'); </text:span><text:s text:c="2"/></text:p>
      <text:p text:style-name="P23">OR</text:p>
      <text:p text:style-name="P17">SELECT * <text:s/>FROM STUDENT4 WHERE Name = 'Mahesh' OR Name = 'Lily' <text:s/>OR Name = 'Rahul';</text:p>
      <text:h text:style-name="P4" text:outline-level="2">*IN Condition with numeric values</text:h>
      <text:p text:style-name="P12">An SQL Server SELECT statement that uses the IN condition to compare numeric values:</text:p>
      <text:p text:style-name="P17"><text:s/><text:span text:style-name="T24"><text:s/>SELECT * <text:s/>FROM STUDENT4 WHERE Id IN (14, 13, 9, 11, 10); </text:span></text:p>
      <text:p text:style-name="P19"><text:span text:style-name="T26">OR</text:span><text:span text:style-name="T24"> <text:s/></text:span></text:p>
      <text:p text:style-name="P17">SELECT * <text:s/>FROM STUDENT4 <text:s/>WHERE Id = 14 <text:s/>OR Id = 13 <text:s/>OR Id = 9 <text:s/>OR Id = 11 <text:s/>OR Id = 10;</text:p>
      <text:h text:style-name="P4" text:outline-level="2"><text:soft-page-break/>*IN Condition using NOT Operators</text:h>
      <text:p text:style-name="P12">An SQL Server SELECT statement that uses the IN condition with NOT operator:</text:p>
      <text:p text:style-name="P17"><text:s text:c="2"/>SELECT * <text:s/>FROM STUDENT4 WHERE Name NOT IN ('Mahesh', 'Lily', 'Rahul'); <text:s text:c="3"/></text:p>
      <text:p text:style-name="P20">OR</text:p>
      <text:p text:style-name="P18">SELECT * <text:s/>FROM STUDENT4 WHERE Name &lt;&gt; 'Mahesh' <text:s/>AND <text:s/>Name &lt;&gt; 'Lily' </text:p>
      <text:p text:style-name="P18"><text:s/>AND Name &lt;&gt; 'Rahul';</text:p>
      <text:list xml:id="list358358143" text:style-name="L4">
        <text:list-item>
          <text:h text:style-name="P48" text:outline-level="1">SQL Server NOT Condition (Operator)</text:h>
        </text:list-item>
      </text:list>
      <text:p text:style-name="P12">The SQL Server NOT condition or NOT operator is used to negate a condition in a SELECT, INSERT, UPDATE, or DELETE statement.</text:p>
      <text:h text:style-name="P5" text:outline-level="2">*NOT Operator with IN condition</text:h>
      <text:p text:style-name="P18">SELECT * <text:s/>FROM STUDENT4 WHERE Name NOT IN ('Mahesh', 'Mohan', 'Chitra'); <text:s/></text:p>
      <text:h text:style-name="P5" text:outline-level="2">*NOT Operator with IS NULL condition</text:h>
      <text:p text:style-name="P18">SELECT * <text:s/>FROM STUDENT4 WHERE Name IS NOT NULL; <text:s text:c="2"/></text:p>
      <text:h text:style-name="P5" text:outline-level="2">*NOT Operator with LIKE condition</text:h>
      <text:p text:style-name="Text_20_body">Retrieve all employees from the table "Employees" which follows the NOT LIKE condition. It will display only names which don?t start with "M".</text:p>
      <text:list xml:id="list2875938007" text:style-name="L5">
        <text:list-header>
          <text:p text:style-name="P69">SELECT * <text:s/>FROM STUDENT4 WHERE Name NOT LIKE 'M%'; <text:s/></text:p>
          <text:p text:style-name="P69"/>
          <text:h text:style-name="P52" text:outline-level="2">*NOT Operator with BETWEEN condition</text:h>
        </text:list-header>
      </text:list>
      <text:p text:style-name="P12">Retrieve all employees from the table "Employees", which follows the following condition. It will not show the employees between the id 8 to 13.</text:p>
      <text:list xml:id="list200640529012166" text:continue-numbering="true" text:style-name="L5">
        <text:list-header>
          <text:p text:style-name="P69">SELECT * <text:s/>FROM STUDENT4 WHERE Id NOT BETWEEN 8 AND 13; <text:s text:c="2"/></text:p>
          <text:p text:style-name="P73">OR</text:p>
          <text:p text:style-name="P70">SELECT * <text:s/>FROM STUDENT4 WHERE id &lt; 8 <text:s/>OR id &gt; 13; <text:s text:c="2"/></text:p>
          <text:p text:style-name="P70"/>
          <text:h text:style-name="P53" text:outline-level="2">*NOT Operator with EXISTS condition</text:h>
        </text:list-header>
      </text:list>
      <text:p text:style-name="P12">You can also combine SQL Server NOT condition with the EXISTS condition.</text:p>
      <text:list xml:id="list200640643514873" text:continue-numbering="true" text:style-name="L5">
        <text:list-item>
          <text:p text:style-name="P70"><text:span text:style-name="Strong_20_Emphasis"><text:span text:style-name="T31">OR condition:</text:span></text:span><text:span text:style-name="T27"> </text:span></text:p>
        </text:list-item>
      </text:list>
      <text:p text:style-name="P34">SELECT * <text:s/>FROM STUDENT3 <text:s/>WHERE NOT EXISTS (SELECT * FROM STUDENT4 <text:s/></text:p>
      <text:p text:style-name="P35">WHERE STUDENT3.Name = STUDENT4.Name <text:s/><text:span text:style-name="T27">OR </text:span></text:p>
      <text:p text:style-name="P35">STUDENT3.Age = STUDENT4.Age); <text:s text:c="2"/></text:p>
      <text:p text:style-name="P74"/>
      <text:list xml:id="list200638917964676" text:continue-numbering="true" text:style-name="L5">
        <text:list-item>
          <text:p text:style-name="P70"><text:soft-page-break/><text:span text:style-name="Strong_20_Emphasis"><text:span text:style-name="T31">AND Condition:</text:span></text:span><text:span text:style-name="T27"> </text:span></text:p>
          <text:p text:style-name="P71">SELECT * <text:s/>FROM STUDENT3 <text:s/>WHERE NOT EXISTS (SELECT * FROM STUDENT4 <text:s/></text:p>
          <text:p text:style-name="P72">WHERE STUDENT3.Name = STUDENT4.Name <text:span text:style-name="T27"><text:s/></text:span><text:span text:style-name="T28">AND</text:span><text:span text:style-name="T27"> </text:span></text:p>
          <text:p text:style-name="P72">STUDENT3.Age = STUDENT4.Age); <text:s text:c="2"/></text:p>
          <text:p text:style-name="P75"><text:span text:style-name="T32">T</text:span>his SQL Server NOT example would return all records from the Employees table where there are no records in the Employee2 table for the matching name and salary.</text:p>
          <text:p text:style-name="P75"/>
        </text:list-item>
      </text:list>
      <text:list xml:id="list1599442794" text:style-name="L6">
        <text:list-item>
          <text:p text:style-name="P78">SQL Server BETWEEN Condition (Operator)</text:p>
        </text:list-item>
      </text:list>
      <text:p text:style-name="P12">The SQL Server BETWEEN operator is used to retrieve values within a specified range in a SELECT, INSERT, UPDATE, or DELETE statement.</text:p>
      <text:list xml:id="list3445430750" text:style-name="L7">
        <text:list-header>
          <text:p text:style-name="P76">Expression <text:span text:style-name="T22">BETWEEN </text:span>value1 <text:span text:style-name="T22">AND </text:span>value2;</text:p>
        </text:list-header>
      </text:list>
      <text:p text:style-name="P24"><text:span text:style-name="Strong_20_Emphasis"><text:span text:style-name="T8">value1 and value2:</text:span></text:span><text:span text:style-name="Strong_20_Emphasis"><text:span text:style-name="T5"> </text:span></text:span><text:span text:style-name="T2">These values specify inclusive range that is used by expression for comparison.</text:span> </text:p>
      <text:h text:style-name="P2" text:outline-level="2">*BETWEEN operator with Numeric Value</text:h>
      <text:p text:style-name="P12">Retrieve all employees from table "Employees" where id is between 7 and 13.</text:p>
      <text:p text:style-name="P24">SELECT * <text:s/>FROM STUDENT4 WHERE Id BETWEEN 7 AND 13; <text:s text:c="2"/></text:p>
      <text:p text:style-name="P33">OR</text:p>
      <text:p text:style-name="P26">SELECT * <text:s/>FROM STUDENT4 WHERE Id &gt;<text:span text:style-name="T33">=</text:span>7 AND <text:span text:style-name="T33">Id&lt;=</text:span>13; <text:s text:c="2"/></text:p>
      <text:h text:style-name="P6" text:outline-level="2">*BETWEEN operator with NOT Operator</text:h>
      <text:p text:style-name="P12">Retrieve all employees from table "Employees", where it satisfies the following BETWEEN NOT condition.</text:p>
      <text:p text:style-name="P26">SELECT * <text:s/>FROM STUDENT4 WHERE Id NOT BETWEEN 7 AND 11; <text:s text:c="2"/></text:p>
      <text:p text:style-name="P33">OR</text:p>
      <text:p text:style-name="P30">SELECT * <text:s/>FROM STUDENT4 WHERE Id &lt; 7 OR Id &gt; 11; <text:s text:c="2"/></text:p>
      <text:p text:style-name="P30"/>
      <text:list xml:id="list3271430033" text:style-name="L8">
        <text:list-item>
          <text:h text:style-name="P50" text:outline-level="1">SQL Server IS NULL Condition (Operator)</text:h>
        </text:list-item>
      </text:list>
      <text:p text:style-name="P12">The SQL Server IS NULL operator is used to test for a NULL value.</text:p>
      <text:list xml:id="list200639478363844" text:continue-numbering="true" text:style-name="L8">
        <text:list-header>
          <text:p text:style-name="P77"><text:span text:style-name="T21">Expression </text:span><text:span text:style-name="T30">IS </text:span><text:span text:style-name="T23">NULL</text:span></text:p>
        </text:list-header>
      </text:list>
      <text:p text:style-name="P27"><text:span text:style-name="Strong_20_Emphasis"><text:span text:style-name="T7">Expression: </text:span></text:span><text:span text:style-name="T2">It specifies a value whether it is NULL.</text:span></text:p>
      <text:p text:style-name="P61">Note:</text:p>
      <text:p text:style-name="P62">If the expression is NULL value then the condition evaluates to TRUE.</text:p>
      <text:p text:style-name="P61">If expression is not a NULL value, the condition evaluates to FALSE.</text:p>
      <text:h text:style-name="P7" text:outline-level="2"><text:soft-page-break/>*IS NULL Operator with SELECT Statement</text:h>
      <text:p text:style-name="P27">SELECT * <text:s/>FROM STUDENT4 WHERE Salary IS NULL; <text:s/></text:p>
      <text:h text:style-name="P7" text:outline-level="2">*IS NULL Operator with INSERT Statement</text:h>
      <text:p text:style-name="P24"><text:span text:style-name="Strong_20_Emphasis"><text:span text:style-name="T6">INSERT INTO STUDENT3 <text:s/>(Id, Name, Age) <text:s/>SELECT Id, Name, Department <text:s/></text:span></text:span></text:p>
      <text:p text:style-name="P28"><text:span text:style-name="Strong_20_Emphasis"><text:span text:style-name="T6">FROM STUDENT4 WHERE Name IS NULL; <text:s/></text:span></text:span></text:p>
      <text:p text:style-name="P28"><text:span text:style-name="Strong_20_Emphasis"><text:span text:style-name="T11">NO</text:span></text:span><text:span text:style-name="Strong_20_Emphasis"><text:span text:style-name="T9">T</text:span></text:span><text:span text:style-name="Strong_20_Emphasis"><text:span text:style-name="T11">E: </text:span></text:span><text:span text:style-name="Strong_20_Emphasis"><text:span text:style-name="T10">This displays "</text:span></text:span><text:span text:style-name="Strong_20_Emphasis"><text:span text:style-name="T11">1</text:span></text:span><text:span text:style-name="Strong_20_Emphasis"><text:span text:style-name="T10"> rows affected" because there is NULL value in name in the "</text:span></text:span><text:span text:style-name="Strong_20_Emphasis"><text:span text:style-name="T11">STUDENT3</text:span></text:span><text:span text:style-name="Strong_20_Emphasis"><text:span text:style-name="T10">" table.</text:span></text:span></text:p>
      <text:h text:style-name="P11" text:outline-level="2"><text:span text:style-name="Strong_20_Emphasis"><text:span text:style-name="T8">*</text:span></text:span><text:span text:style-name="Strong_20_Emphasis"><text:span text:style-name="T15">IS NULL Operator with UPDATE Statement</text:span></text:span></text:h>
      <text:p text:style-name="P12">Update the salary of the employees in "Employees" table and set to 100000 where salary is NULL.</text:p>
      <text:p text:style-name="P24"><text:span text:style-name="Strong_20_Emphasis"><text:span text:style-name="T12">UPDATE STUDENT4 SET Salary = '100000' <text:s/>WHERE Salary IS NULL; <text:s/></text:span></text:span></text:p>
      <text:h text:style-name="P9" text:outline-level="2">*IS NULL Operator with DELETE Statement</text:h>
      <text:p text:style-name="P12">Delete the employees from the "Employees" table where age is NULL.</text:p>
      <text:p text:style-name="P31">DELETE FROM STUDENT4 WHERE Age IS NULL; <text:s/></text:p>
      <text:list xml:id="list1015488793" text:style-name="L9">
        <text:list-item>
          <text:h text:style-name="P49" text:outline-level="1">SQL Server IS NOT NULL Condition (Operator)</text:h>
        </text:list-item>
      </text:list>
      <text:p text:style-name="P12">SQL Server IS NOT NULL condition is used to test for a NOT NULL value.</text:p>
      <text:p text:style-name="P24"><text:span text:style-name="T16">Expression </text:span><text:span text:style-name="T18">IS</text:span><text:span text:style-name="T16"> </text:span><text:span text:style-name="T19">NOT</text:span><text:span text:style-name="T16"> </text:span><text:span text:style-name="T19">NULL</text:span></text:p>
      <text:p text:style-name="P29"><text:span text:style-name="Strong_20_Emphasis"><text:span text:style-name="T7">expression: </text:span></text:span><text:span text:style-name="T2">It specifies the value to test where it is NOT NULL value.</text:span></text:p>
      <text:p text:style-name="P60">Note: If the expression is NOT a NULL value, the condition evaluates to TRUE. </text:p>
      <text:p text:style-name="P60">If it is a NULL value, the condition evaluates to FALSE.</text:p>
      <text:h text:style-name="P10" text:outline-level="2">*IS NOT NULL operator with SELECT Statement</text:h>
      <text:p text:style-name="P12">Retrieve all employees from the table "Employees" where salary is NOT NULL value.</text:p>
      <text:p text:style-name="P32">SELECT * <text:s/>FROM STUDENT4 WHERE Salary IS NOT NULL; <text:s/></text:p>
      <text:h text:style-name="P10" text:outline-level="2">*IS NOT NULL operator with DELETE Statement</text:h>
      <text:p text:style-name="P12">Update the employees of "Employees" table where name is not null.</text:p>
      <text:p text:style-name="P12"><text:span text:style-name="T34">DELETE <text:s/>FROM STUDENT4 WHERE Name IS NOT NULL;</text:span> <text:s text:c="2"/></text:p>
      <text:h text:style-name="P55" text:outline-level="2"><text:soft-page-break/><text:span text:style-name="T35">LIKE </text:span>operator</text:h>
      <text:p text:style-name="P67">-&gt;<text:span text:style-name="T51">The LIKE operaror is used with the WHERE Clause to search for a specified pattern in a column.</text:span></text:p>
      <text:list xml:id="list968456654" text:style-name="L10">
        <text:list-item>
          <text:p text:style-name="P79"><text:span text:style-name="T17">There are the THREE Wildcards used in Conjunction with the LIKE Operator.</text:span></text:p>
        </text:list-item>
      </text:list>
      <text:p text:style-name="P67">%-<text:span text:style-name="T51">The percent sign represnt zero, one, or middle character.</text:span></text:p>
      <text:p text:style-name="P67">_ <text:span text:style-name="T51">underscore represent a single character.</text:span></text:p>
      <text:p text:style-name="P68">[ ] for multiple character.</text:p>
      <text:h text:style-name="P55" text:outline-level="2"><text:span text:style-name="T45">-&gt;</text:span><text:span text:style-name="T46">Find any val</text:span><text:span text:style-name="T40">ue that start with F</text:span></text:h>
      <text:h text:style-name="P55" text:outline-level="2"><text:span text:style-name="T37">SELECT * FROM STUDENT1 WHERE Gender like '</text:span><text:span text:style-name="T38">F</text:span><text:span text:style-name="T37">%';</text:span><text:span text:style-name="T27"> </text:span><text:s/></text:h>
      <text:h text:style-name="P57" text:outline-level="2"><text:span text:style-name="T37">-&gt;</text:span><text:span text:style-name="T40">Find any value that end with e</text:span></text:h>
      <text:h text:style-name="P55" text:outline-level="2"><text:span text:style-name="T37">SELECT * FROM STUDENT1 WHERE Gender like '%</text:span><text:span text:style-name="T38">e</text:span><text:span text:style-name="T37">';</text:span></text:h>
      <text:h text:style-name="P57" text:outline-level="2"><text:span text:style-name="T37">-&gt;-&gt;</text:span><text:span text:style-name="T40">Find any value that have “ma” in any position.</text:span></text:h>
      <text:h text:style-name="P55" text:outline-level="2"><text:span text:style-name="T37">SELECT * FROM STUDENT1 WHERE Gender like '%</text:span><text:span text:style-name="T38">ma</text:span><text:span text:style-name="T37">%';</text:span><text:span text:style-name="T29"> </text:span><text:span text:style-name="T47"><text:s/></text:span><text:span text:style-name="T27"><text:s/></text:span><text:s/></text:h>
      <text:h text:style-name="P56" text:outline-level="2"><text:span text:style-name="T37">-&gt;</text:span><text:span text:style-name="T38">Check a <text:s/></text:span><text:span text:style-name="T39">after S character.</text:span></text:h>
      <text:p text:style-name="P63">SELECT * FROM STUDENT1 WHERE Name like 's____%';</text:p>
      <text:h text:style-name="P56" text:outline-level="2"><text:span text:style-name="T37">-&gt;</text:span><text:span text:style-name="T40">find</text:span><text:span text:style-name="T38"> a </text:span><text:span text:style-name="T39"><text:s/>character first.</text:span></text:h>
      <text:p text:style-name="P64">SELECT * FROM STUDENT1 WHERE Name like '____<text:span text:style-name="T48">S</text:span>%';</text:p>
      <text:h text:style-name="P56" text:outline-level="2"><text:span text:style-name="T37">-&gt;</text:span><text:span text:style-name="T40">find</text:span><text:span text:style-name="T38"> a </text:span><text:span text:style-name="T39">after S character.</text:span></text:h>
      <text:p text:style-name="P64">SELECT * FROM STUDENT1 WHERE Name like 's____%';</text:p>
      <text:h text:style-name="P56" text:outline-level="2"><text:span text:style-name="T37">-&gt;</text:span><text:span text:style-name="T39">display a name starting with character A to S</text:span></text:h>
      <text:p text:style-name="P64">SELECT * FROM STUDENT1 WHERE Name like '<text:span text:style-name="T48">[a-s]</text:span>%';</text:p>
      <text:h text:style-name="P58" text:outline-level="2"><text:span text:style-name="T36">-&gt;</text:span><text:span text:style-name="T41">display a name starting with character A ,</text:span><text:span text:style-name="T42">S,K</text:span><text:span text:style-name="T41"> </text:span></text:h>
      <text:p text:style-name="P65">SELECT * FROM STUDENT1 WHERE Name like '<text:span text:style-name="T48">[a,s,</text:span><text:span text:style-name="T49">k</text:span><text:span text:style-name="T48">]</text:span>%';</text:p>
      <text:p text:style-name="P66">-&gt;<text:span text:style-name="T50">find nay value that have”h” in the second position.</text:span></text:p>
      <text:p text:style-name="P66">SELECT * FROM STUDENT1 WHERE Name like '_<text:span text:style-name="T50">h</text:span>%';</text:p>
      <text:p text:style-name="P66">-&gt;<text:span text:style-name="T50">finds any values that start with “s” and ends with “i”.</text:span></text:p>
      <text:p text:style-name="P65">SELECT * FROM STUDENT1 WHERE Name like 'S%i'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1:25:42.615000000</meta:creation-date>
    <meta:generator>LibreOffice/7.1.7.2$Windows_X86_64 LibreOffice_project/c6a4e3954236145e2acb0b65f68614365aeee33f</meta:generator>
    <dc:date>2024-03-01T20:05:09.436000000</dc:date>
    <meta:editing-duration>PT2H36M31S</meta:editing-duration>
    <meta:editing-cycles>23</meta:editing-cycles>
    <meta:document-statistic meta:table-count="1" meta:image-count="0" meta:object-count="0" meta:page-count="6" meta:paragraph-count="189" meta:word-count="1429" meta:character-count="8133" meta:non-whitespace-character-count="6755"/>
  </office:meta>
</office:document-meta>
</file>